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" svg:font-family="'Noto Sans Georgian'" style:font-family-generic="swiss" style:font-pitch="variable"/>
    <style:font-face style:name="Noto Sans Georgian Bold" svg:font-family="'Noto Sans Georgian Bold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2.687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9.551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89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61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51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align="center" fo:text-indent="0cm"/>
      <style:text-properties fo:font-size="150pt" fo:font-weight="bold" style:font-size-asian="150pt" style:font-size-complex="150pt"/>
    </style:style>
    <style:style style:name="P2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cm" fo:margin-bottom="0.1cm" fo:line-height="100%" fo:text-align="center" fo:text-indent="0cm"/>
      <style:text-properties fo:font-size="200pt" fo:font-weight="bold" style:font-size-asian="200pt" style:font-size-complex="200pt"/>
    </style:style>
    <style:style style:name="P4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200pt" fo:font-style="normal" fo:text-shadow="none" style:text-underline-style="none" fo:font-weight="bold" style:letter-kerning="true" style:font-name-asian="Microsoft YaHei" style:font-size-asian="200pt" style:font-style-asian="normal" style:font-weight-asian="bold" style:font-name-complex="Arial" style:font-size-complex="200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top="0.42cm" fo:margin-bottom="0.35cm" fo:text-align="center"/>
      <style:text-properties style:font-name="Noto Sans Georgian" fo:font-size="40pt" fo:font-weight="bold" style:font-size-asian="40pt" style:font-weight-asian="normal" style:font-size-complex="40pt" style:font-weight-complex="normal"/>
    </style:style>
    <style:style style:name="P6" style:family="paragraph">
      <style:paragraph-properties fo:margin-left="0cm" fo:margin-right="0cm" fo:margin-top="0.42cm" fo:margin-bottom="0.35cm" fo:text-align="center" fo:text-indent="0cm"/>
      <style:text-properties style:font-name="Noto Sans Georgian" fo:font-size="40pt" fo:font-weight="bold" style:font-size-asian="40pt" style:font-weight-asian="normal" style:font-size-complex="40pt" style:font-weight-complex="normal"/>
    </style:style>
    <style:style style:name="P7" style:family="paragraph">
      <loext:graphic-properties draw:fill="none" draw:fill-color="#ffffff"/>
      <style:paragraph-properties fo:margin-top="0.42cm" fo:margin-bottom="0.35cm" fo:text-align="center"/>
      <style:text-properties style:font-name="Noto Sans Georgian" fo:font-size="40pt" fo:font-weight="bold" style:font-size-asian="40pt" style:font-weight-asian="normal" style:font-size-complex="40pt" style:font-weight-complex="normal"/>
    </style:style>
    <style:style style:name="P8" style:family="paragraph">
      <style:paragraph-properties fo:margin-left="0cm" fo:margin-right="0cm" fo:margin-top="0.42cm" fo:margin-bottom="0.35cm" fo:line-height="100%" fo:text-align="center" fo:text-indent="0cm"/>
      <style:text-properties style:font-name="Noto Sans Georgian" fo:font-size="40pt" fo:font-weight="bold" style:font-size-asian="40pt" style:font-size-complex="40pt"/>
    </style:style>
    <style:style style:name="P9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margin-top="0.42cm" fo:margin-bottom="0.35cm" fo:text-align="center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="none" draw:fill-color="#ffffff"/>
      <style:paragraph-properties fo:margin-top="0.42cm" fo:margin-bottom="0.35cm" fo:text-align="center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margin-top="0.42cm" fo:margin-bottom="0.35cm" fo:text-align="center"/>
      <style:text-properties style:font-name="Noto Sans Georgian Bold"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="none" draw:fill-color="#ffffff"/>
      <style:paragraph-properties fo:margin-top="0.42cm" fo:margin-bottom="0.35cm" fo:text-align="center"/>
      <style:text-properties style:font-name="Noto Sans Georgian Bold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150pt" fo:font-style="normal" fo:text-shadow="none" style:text-underline-style="none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200pt" fo:font-style="normal" fo:text-shadow="none" style:text-underline-style="none" style:letter-kerning="true" style:font-name-asian="Microsoft YaHei" style:font-size-asian="200pt" style:font-style-asian="normal" style:font-weight-asian="bold" style:font-name-complex="Arial" style:font-size-complex="20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Noto Sans Georgian" fo:font-size="40pt" style:font-size-asian="40pt" style:font-weight-asian="normal" style:font-size-complex="40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40pt" fo:font-style="normal" fo:text-shadow="none" style:text-underline-style="none" style:letter-kerning="true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Noto Sans Georgian" fo:font-size="40pt" fo:font-weight="bold" style:font-size-asian="40pt" style:font-size-complex="40pt"/>
    </style:style>
    <style:style style:name="T7" style:family="text">
      <style:text-properties style:font-name="Noto Sans Georgian" fo:font-size="40pt" style:font-size-asian="40pt" style:font-size-complex="4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T10" style:family="text">
      <style:text-properties style:font-name="Noto Sans Georgian Bold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0cm" svg:height="24.637cm" svg:x="0cm" svg:y="3.863cm">
          <draw:text-box>
            <text:p text:style-name="P1"><text:span text:style-name="T1">Soundtrack</text:span></text:p>
            <text:p text:style-name="P1"><text:span text:style-name="T1"><text:s text:c="46"/></text:span></text:p>
          </draw:text-box>
        </draw:frame>
        <draw:frame draw:style-name="gr2" draw:text-style-name="P2" draw:layer="layout" svg:width="40cm" svg:height="24.637cm" svg:x="0cm" svg:y="13.264cm">
          <draw:text-box>
            <text:p text:style-name="P1"><text:span text:style-name="T1">Fonts, Art</text:span></text:p>
            <text:p text:style-name="P1"><text:span text:style-name="T1"><text:s text:c="42"/></text:span></text:p>
          </draw:text-box>
        </draw:frame>
        <draw:frame draw:style-name="gr3" draw:text-style-name="P2" draw:layer="layout" svg:width="40cm" svg:height="24.637cm" svg:x="0cm" svg:y="50.201cm">
          <draw:text-box>
            <text:p text:style-name="P1"><text:span text:style-name="T1">Audio Fx</text:span></text:p>
            <text:p text:style-name="P1"><text:span text:style-name="T1"><text:s text:c="46"/></text:span></text:p>
          </draw:text-box>
        </draw:frame>
        <draw:frame draw:style-name="gr4" draw:text-style-name="P4" draw:layer="layout" svg:width="40cm" svg:height="18.021cm" svg:x="0cm" svg:y="69.463cm">
          <draw:text-box>
            <text:p text:style-name="P3"><text:span text:style-name="T2">~</text:span></text:p>
            <text:p text:style-name="P3"><text:span text:style-name="T2"><text:s text:c="22"/></text:span></text:p>
          </draw:text-box>
        </draw:frame>
        <draw:frame draw:style-name="gr5" draw:text-style-name="P7" draw:layer="layout" svg:width="39cm" svg:height="39.801cm" svg:x="0.5cm" svg:y="18.8cm">
          <draw:text-box>
            <text:p text:style-name="P5"><text:span text:style-name="T3">[Public Domain] unless otherwise noted.</text:span></text:p>
            <text:p text:style-name="P5"><text:span text:style-name="T4">Robert Leuschke: Great Vibes [OFL-1.1] | Martin Vacha: Roobert [CC-BY-4] |Vincent van Gogh: The Starry Night | NASA: Venus Globe | NASA and ESA: Eagle Nebula Pillars | </text:span><text:span text:style-name="T3">Edvard Munch: The Scream of Nature | Grant Wood: American Gothic | Katsushika Hokusai: The Great Wave off Kanagawa | Gustave Courbet: Le Désespéré | M. C. Escher: Tower of Babel | Claude Monet: San Giorgio Maggiore At Dusk | Darryl Brooks: Leaning Tower of Pisa [Usplash] | Vincent van Gogh: Vase with Fifteen Sunflowers | Arches National Park: Delicate Arch | Matze Weiss: Skógafoss From Below [Usplash] | WF2 | WF3 | WF4 | <text:s/>WF5 | Johannes S: Crank [CC-BY-3] |Mark Claus: Button [CC-BY-3] | Aurélien Dotpro: D Pad [CC-BY-3] | SAM Designs: Army Chevron [CC-BY-3] |</text:span><text:span text:style-name="T3"><text:line-break/></text:span><text:span text:style-name="T3">Alzam: Tutorial [CC-BY-3]</text:span></text:p>
            <text:p text:style-name="P6"><text:span text:style-name="T3"><text:s text:c="169"/></text:span></text:p>
            <text:p text:style-name="P5"><text:span text:style-name="T3"/></text:p>
          </draw:text-box>
        </draw:frame>
        <draw:frame draw:style-name="gr6" draw:text-style-name="P9" draw:layer="layout" svg:width="39.1cm" svg:height="23.687cm" svg:x="0.5cm" svg:y="55.458cm">
          <draw:text-box>
            <text:p text:style-name="P8"><text:span text:style-name="T5">Chaosportal: Cigarette Sizzle 01 [CC-0] | ztrees1: Whoosh [CC-BY-3] | empraetorius: Water Bottle Boing [CC-BY-4] | Pellepyb: Pop sound <text:s/>[CC-0] | </text:span><text:span text:style-name="T6">MATRIXXX_: Heavy Artillery Shot <text:s/>[CC-0] |</text:span><text:span text:style-name="T5">TheRandomSoundByte2637: Snare Drum Buzz and Cymbal [CC-BY-4] | chungus43A: 8-bit laser charging [CC-0] | Kraftaggregat: Rocks Thrown in Water <text:s/>[CC-0] | </text:span><text:span text:style-name="T6">guterton.wav: </text:span><text:span text:style-name="T6">Cup Ding and Bowl Ding [CC-BY-4] | ADPCM-XQ [MIT]| sfx.me</text:span></text:p>
            <text:p text:style-name="P8"><text:span text:style-name="T7"><text:s text:c="332"/></text:span></text:p>
          </draw:text-box>
        </draw:frame>
        <draw:frame draw:style-name="gr7" draw:text-style-name="P11" draw:layer="layout" svg:width="40cm" svg:height="27.285cm" svg:x="0cm" svg:y="73.502cm">
          <draw:text-box>
            <text:p text:style-name="P10"><text:span text:style-name="T8">Uses Chipmunk2D Physics: Howling Moon Software </text:span><text:span text:style-name="T9">[MIT]</text:span><text:span text:style-name="T9"><text:line-break/></text:span><text:span text:style-name="T9"> <text:s text:c="3"/>Thanks to maximile for the initial Playdate integration</text:span></text:p>
            <text:p text:style-name="P10"><text:span text:style-name="T9">Cascada, © Tim Martin 2025 </text:span></text:p>
            <text:p text:style-name="P10"><text:span text:style-name="T9">This is an MIT licensed Open Source Software project</text:span><text:span text:style-name="T9"><text:line-break/></text:span><text:span text:style-name="T9">github.com/timboe/Cascada</text:span></text:p>
            <text:p text:style-name="P10"><text:span text:style-name="T9">Make your own levels at </text:span><text:span text:style-name="T9"><text:line-break/></text:span><text:span text:style-name="T9">itch.io/timboe/Cascada</text:span></text:p>
            <text:p text:style-name="P10"><text:span text:style-name="T9">We are indebted to Panic for making little experiences like this possible. Thank you for spending your time with this game. I hope you found it worthwhile.</text:span><text:span text:style-name="T9"><text:line-break/></text:span><text:span text:style-name="T9"> </text:span></text:p>
            <text:p text:style-name="P10"><text:span text:style-name="T9"><text:s text:c="190"/></text:span></text:p>
          </draw:text-box>
        </draw:frame>
        <draw:frame draw:style-name="gr8" draw:text-style-name="P13" draw:layer="layout" svg:width="40cm" svg:height="8.601cm" svg:x="0cm" svg:y="8.999cm">
          <draw:text-box>
            <text:p text:style-name="P12"><text:span text:style-name="T9">Nox Sounds: Iceland Flows pack [CC-0]</text:span><text:span text:style-name="T9"><text:line-break/></text:span><text:span text:style-name="T9">Doctor Dreamchip: Lofi Keyboard pack [CC-BY-4]</text:span></text:p>
            <text:p text:style-name="P12"><text:span text:style-name="T10"><text:s text:c="149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" svg:font-family="'Noto Sans Georgian'" style:font-family-generic="swiss" style:font-pitch="variable"/>
    <style:font-face style:name="Noto Sans Georgian Bold" svg:font-family="'Noto Sans Georgian Bold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2T21:52:46.044000000</meta:creation-date>
    <dc:date>2025-01-04T10:22:52.529000000</dc:date>
    <meta:editing-duration>PT15H17M5S</meta:editing-duration>
    <meta:editing-cycles>13</meta:editing-cycles>
    <meta:generator>LibreOffice/24.8.4.2$Windows_X86_64 LibreOffice_project/bb3cfa12c7b1bf994ecc5649a80400d06cd71002</meta:generator>
    <meta:document-statistic meta:object-count="8"/>
  </office:meta>
</office:document-meta>
</file>